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 style:data-style-name="N1"/>
    <style:style style:name="ce1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階層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攻撃力</text:p>
          </table:table-cell>
          <table:table-cell office:value-type="string" calcext:value-type="string">
            <text:p>経験値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15 * 1.09 ^ ([.A2] - 1)" office:value-type="float" office:value="15" calcext:value-type="float">
            <text:p>15</text:p>
          </table:table-cell>
          <table:table-cell office:value-type="float" office:value="2.2" calcext:value-type="float">
            <text:p>2</text:p>
          </table:table-cell>
          <table:table-cell table:formula="of:=5 * 1.17 ^ ([.A2] - 1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15 * 1.09 ^ ([.A3] - 1)" office:value-type="float" office:value="23.0793593235" calcext:value-type="float">
            <text:p>23</text:p>
          </table:table-cell>
          <table:table-cell office:value-type="float" office:value="3.6" calcext:value-type="float">
            <text:p>4</text:p>
          </table:table-cell>
          <table:table-cell table:formula="of:=5 * 1.17 ^ ([.A3] - 1)" office:value-type="float" office:value="10.9622401785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table:formula="of:=15 * 1.09 ^ ([.A4] - 1)" office:value-type="float" office:value="35.5104551188818" calcext:value-type="float">
            <text:p>36</text:p>
          </table:table-cell>
          <table:table-cell office:value-type="float" office:value="5.8" calcext:value-type="float">
            <text:p>6</text:p>
          </table:table-cell>
          <table:table-cell table:formula="of:=5 * 1.17 ^ ([.A4] - 1)" office:value-type="float" office:value="24.0341419462239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table:formula="of:=15 * 1.09 ^ ([.A5] - 1)" office:value-type="float" office:value="54.6372368953129" calcext:value-type="float">
            <text:p>55</text:p>
          </table:table-cell>
          <table:table-cell office:value-type="float" office:value="9.4" calcext:value-type="float">
            <text:p>9</text:p>
          </table:table-cell>
          <table:table-cell table:formula="of:=5 * 1.17 ^ ([.A5] - 1)" office:value-type="float" office:value="52.6936072997336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table:formula="of:=15 * 1.09 ^ ([.A6] - 1)" office:value-type="float" office:value="84.0661615166745" calcext:value-type="float">
            <text:p>84</text:p>
          </table:table-cell>
          <table:table-cell office:value-type="float" office:value="15.1" calcext:value-type="float">
            <text:p>15</text:p>
          </table:table-cell>
          <table:table-cell table:formula="of:=5 * 1.17 ^ ([.A6] - 1)" office:value-type="float" office:value="115.527995818248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table:formula="of:=15 * 1.09 ^ ([.A7] - 1)" office:value-type="float" office:value="129.346209906048" calcext:value-type="float">
            <text:p>129</text:p>
          </table:table-cell>
          <table:table-cell office:value-type="float" office:value="24.3" calcext:value-type="float">
            <text:p>24</text:p>
          </table:table-cell>
          <table:table-cell table:formula="of:=5 * 1.17 ^ ([.A7] - 1)" office:value-type="float" office:value="253.289127500076" calcext:value-type="float">
            <text:p>25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00/00/00</text:date>, <text:time style:data-style-name="N2" text:time-value="22:05:49.7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1:12:23.540000000</meta:creation-date>
    <meta:generator>LibreOffice/5.3.2.2$Windows_x86 LibreOffice_project/6cd4f1ef626f15116896b1d8e1398b56da0d0ee1</meta:generator>
    <dc:date>2017-12-06T22:08:35.094000000</dc:date>
    <meta:editing-duration>PT7M57S</meta:editing-duration>
    <meta:editing-cycles>3</meta:editing-cycles>
    <meta:document-statistic meta:table-count="1" meta:cell-count="28" meta:object-count="0"/>
  </office:meta>
</office:document-meta>
</file>